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5cm" fo:min-width="0.847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6.168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862cm" fo:min-width="4.422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704cm" fo:min-width="2.20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4cm" fo:min-width="3.557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6.168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6.168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338cm" fo:min-width="6.168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973cm" fo:min-width="6.168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972cm" fo:min-width="6.168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.095cm" fo:min-width="1.068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544cm" fo:min-width="3.152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6.168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25cm" fo:min-width="0.847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6.168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3cm" loext:decorative="false"/>
      <style:paragraph-properties style:writing-mode="lr-tb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4.223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9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7cm" fo:min-width="4.54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1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3cm" fo:min-width="5.819cm" loext:decorative="false"/>
      <style:paragraph-properties style:writing-mode="lr-tb"/>
    </style:style>
    <style:style style:name="gr3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2cm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1.21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77cm" loext:decorative="false"/>
      <style:paragraph-properties style:writing-mode="lr-tb"/>
    </style:style>
    <style:style style:name="gr47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P1" style:family="paragraph">
      <style:paragraph-properties fo:text-align="center" style:writing-mode="lr-tb"/>
      <style:text-properties fo:color="#fff5ce" loext:opacity="100%" fo:font-size="8pt" fo:font-weight="bold" style:font-size-asian="8pt" style:font-size-complex="8pt"/>
    </style:style>
    <style:style style:name="P2" style:family="paragraph">
      <style:paragraph-properties fo:text-align="center"/>
      <style:text-properties fo:color="#fff5ce" loext:opacity="100%" fo:font-weight="bold"/>
    </style:style>
    <style:style style:name="P3" style:family="paragraph">
      <style:paragraph-properties fo:margin-top="0.42cm" fo:margin-bottom="0.35cm" fo:text-align="start"/>
      <style:text-properties fo:color="#fff5ce" loext:opacity="100%" fo:font-weight="bold"/>
    </style:style>
    <style:style style:name="P4" style:family="paragraph">
      <style:paragraph-properties fo:margin-top="0.42cm" fo:margin-bottom="0.35cm" fo:text-align="start" style:writing-mode="lr-tb"/>
      <style:text-properties fo:color="#fff5ce" loext:opacity="100%" fo:font-weight="bold"/>
    </style:style>
    <style:style style:name="P5" style:family="paragraph">
      <style:paragraph-properties fo:text-align="center" style:writing-mode="lr-tb"/>
      <style:text-properties fo:color="#fff5ce" loext:opacity="100%" fo:font-size="14pt" fo:font-weight="bold" style:font-size-asian="14pt" style:font-size-complex="14pt"/>
    </style:style>
    <style:style style:name="P6" style:family="paragraph">
      <loext:graphic-properties draw:fill="none" draw:fill-color="#ffffff"/>
      <style:text-properties fo:color="#fff5ce" loext:opacity="100%" fo:font-size="12pt" fo:font-weight="bold" style:font-size-asian="12pt" style:font-size-complex="12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 draw:fill-color="#ffffff"/>
      <style:paragraph-properties fo:margin-top="0.42cm" fo:margin-bottom="0.35cm" fo:text-align="start"/>
      <style:text-properties fo:color="#fff5ce" loext:opacity="100%" fo:font-size="14pt" fo:font-weight="bold" style:font-size-asian="14pt" style:font-size-complex="14pt"/>
    </style:style>
    <style:style style:name="P9" style:family="paragraph">
      <loext:graphic-properties draw:fill="none" draw:fill-color="#ffffff"/>
      <style:paragraph-properties fo:margin-top="0.42cm" fo:margin-bottom="0.35cm" fo:text-align="start"/>
      <style:text-properties fo:color="#fff5ce" loext:opacity="100%" fo:font-size="10pt" fo:font-weight="bold" style:font-size-asian="10pt" style:font-size-complex="10pt"/>
    </style:style>
    <style:style style:name="P10" style:family="paragraph">
      <loext:graphic-properties draw:fill="none" draw:fill-color="#ffffff"/>
      <style:text-properties fo:color="#fff5ce" loext:opacity="100%" fo:font-size="14pt" fo:font-weight="bold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color="#fff5ce" loext:opacity="100%" fo:font-weight="bold"/>
    </style:style>
    <style:style style:name="P12" style:family="paragraph">
      <style:paragraph-properties fo:margin-top="0.42cm" fo:margin-bottom="0.35cm" fo:text-align="start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fo:margin-top="0.42cm" fo:margin-bottom="0.35cm" fo:text-align="start"/>
      <style:text-properties fo:color="#fff5ce" loext:opacity="100%" fo:font-size="11pt" fo:font-weight="bold" style:font-size-asian="11pt" style:font-size-complex="11pt"/>
    </style:style>
    <style:style style:name="P14" style:family="paragraph">
      <style:paragraph-properties fo:margin-left="0cm" fo:margin-right="0cm" fo:margin-top="0.02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.02cm" fo:margin-bottom="0cm" fo:line-height="100%" fo:text-align="start" fo:text-indent="0cm"/>
      <style:text-properties fo:color="#fff5ce" loext:opacity="100%" fo:font-weight="bold"/>
    </style:style>
    <style:style style:name="P16" style:family="paragraph">
      <loext:graphic-properties draw:fill="none" draw:fill-color="#ffffff"/>
      <style:paragraph-properties fo:margin-top="0.42cm" fo:margin-bottom="0.35cm" fo:text-align="start"/>
      <style:text-properties fo:color="#fff5ce" loext:opacity="100%" fo:font-weight="bold"/>
    </style:style>
    <style:style style:name="P17" style:family="paragraph">
      <style:paragraph-properties fo:margin-left="0cm" fo:margin-right="0cm" fo:margin-top="0.12cm" fo:margin-bottom="0.05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.12cm" fo:margin-bottom="0.05cm" fo:line-height="100%" fo:text-align="start" fo:text-indent="0cm"/>
      <style:text-properties fo:color="#fff5ce" loext:opacity="100%" fo:font-weight="bold"/>
    </style:style>
    <style:style style:name="P19" style:family="paragraph">
      <loext:graphic-properties draw:fill="none"/>
      <style:paragraph-properties fo:margin-top="0.42cm" fo:margin-bottom="0.35cm" fo:text-align="start"/>
      <style:text-properties fo:color="#fff5ce" loext:opacity="100%" fo:font-size="10pt" fo:font-weight="bold" style:font-size-asian="10pt" style:font-size-complex="10pt"/>
    </style:style>
    <style:style style:name="T1" style:family="text">
      <style:text-properties fo:color="#fff5ce" loext:opacity="100%" fo:font-size="10pt" fo:font-weight="bold" style:font-size-asian="10pt" style:font-size-complex="10pt"/>
    </style:style>
    <style:style style:name="T2" style:family="text">
      <style:text-properties fo:color="#fff5ce" loext:opacity="100%" fo:font-size="12pt" fo:font-weight="bold" style:font-size-asian="12pt" style:font-size-complex="12pt"/>
    </style:style>
    <style:style style:name="T3" style:family="text">
      <style:text-properties fo:color="#fff5ce" loext:opacity="100%" fo:font-size="14pt" fo:font-weight="bold" style:font-size-asian="14pt" style:font-size-complex="14pt"/>
    </style:style>
    <style:style style:name="T4" style:family="text">
      <style:text-properties fo:color="#fff5ce" loext:opacity="100%" fo:font-size="11pt" fo:font-weight="bold" style:font-size-asian="11pt" style:font-size-complex="11pt"/>
    </style:style>
    <style:style style:name="T5" style:family="text">
      <style:text-properties fo:font-variant="normal" fo:text-transform="none" fo:color="#fff5ce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0.953cm" svg:x="9.255cm" svg:y="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68cm" svg:height="0.953cm" svg:x="7.032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842cm" svg:height="2.223cm" svg:x="5.445cm" svg:y="4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4.445cm" svg:height="0.953cm" svg:x="13.7cm" svg:y="6.715cm">
          <text:p text:style-name="P3"><text:span text:style-name="T1">Game Ov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5" draw:layer="layout" svg:width="1.905cm" svg:height="0.953cm" svg:x="14.65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68cm" svg:height="0.953cm" svg:x="1.634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67cm" svg:height="0.953cm" svg:x="2.27cm" svg:y="7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2" draw:layer="layout" svg:width="6.668cm" svg:height="0.635cm" svg:x="1.634cm" svg:y="11.4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668cm" svg:height="1.906cm" svg:x="10.207cm" svg:y="11.1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668cm" svg:height="1.588cm" svg:x="10.207cm" svg:y="14.6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668cm" svg:height="2.223cm" svg:x="1.635cm" svg:y="13.3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668cm" svg:height="2.222cm" svg:x="1.635cm" svg:y="16.8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222cm" svg:height="1.905cm" svg:x="9.572cm" svg:y="19.73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2" draw:layer="layout" svg:width="7.303cm" svg:height="1.588cm" svg:x="2.27cm" svg:y="22.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7.303cm" svg:height="1.588cm" svg:x="10.842cm" svg:y="22.5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draw:layer="layout" svg:width="6.668cm" svg:height="1.27cm" svg:x="11.477cm" svg:y="25.447cm">
          <text:p text:style-name="P3"><text:span text:style-name="T1">Show "World Saved!"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05cm" svg:height="0.953cm" svg:x="13.7cm" svg:y="2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668cm" svg:height="1.27cm" svg:x="2.587cm" svg:y="25.4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05cm" svg:height="0.953cm" svg:x="4.81cm" svg:y="2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905cm" svg:height="0.962cm" svg:x="9.472cm" svg:y="1.417cm">
          <draw:text-box>
            <text:p><text:span text:style-name="T2">Start</text:span></text:p>
          </draw:text-box>
        </draw:frame>
        <draw:frame draw:style-name="gr17" draw:text-style-name="P8" draw:layer="layout" svg:width="4.71cm" svg:height="0.806cm" svg:x="8.158cm" svg:y="3.005cm">
          <draw:text-box>
            <text:p text:style-name="P7"><text:span text:style-name="T3">Show Protagonist</text:span></text:p>
          </draw:text-box>
        </draw:frame>
        <draw:frame draw:style-name="gr18" draw:text-style-name="P9" draw:layer="layout" svg:width="5.979cm" svg:height="1.433cm" svg:x="8.285cm" svg:y="4.927cm">
          <draw:text-box>
            <text:p text:style-name="P7"><text:span text:style-name="T1">Dialogue: "The world is in danger... Will you help?" ➜ [Yes/No Button]</text:span></text:p>
          </draw:text-box>
        </draw:frame>
        <draw:frame draw:style-name="gr19" draw:text-style-name="P10" draw:layer="layout" svg:width="1.433cm" svg:height="0.806cm" svg:x="14.929cm" svg:y="8.415cm">
          <draw:text-box>
            <text:p><text:span text:style-name="T3">End</text:span></text:p>
          </draw:text-box>
        </draw:frame>
        <draw:line draw:style-name="gr20" draw:text-style-name="P11" draw:layer="layout" svg:x1="15.187cm" svg:y1="5.645cm" svg:x2="16.775cm" svg:y2="5.645cm">
          <text:p/>
        </draw:line>
        <draw:line draw:style-name="gr21" draw:text-style-name="P11" draw:layer="layout" svg:x1="16.775cm" svg:y1="5.662cm" svg:x2="16.775cm" svg:y2="6.615cm">
          <text:p/>
        </draw:line>
        <draw:line draw:style-name="gr22" draw:text-style-name="P11" draw:layer="layout" svg:x1="15.605cm" svg:y1="7.667cm" svg:x2="15.605cm" svg:y2="8.302cm">
          <text:p/>
        </draw:line>
        <draw:line draw:style-name="gr20" draw:text-style-name="P11" draw:layer="layout" svg:x1="5.445cm" svg:y1="5.645cm" svg:x2="4.492cm" svg:y2="5.645cm">
          <text:p/>
        </draw:line>
        <draw:line draw:style-name="gr23" draw:text-style-name="P11" draw:layer="layout" svg:x1="4.492cm" svg:y1="5.662cm" svg:x2="4.492cm" svg:y2="7.567cm">
          <text:p/>
        </draw:line>
        <draw:line draw:style-name="gr24" draw:text-style-name="P11" draw:layer="layout" svg:x1="10.207cm" svg:y1="2.27cm" svg:x2="10.207cm" svg:y2="2.905cm">
          <text:p/>
        </draw:line>
        <draw:line draw:style-name="gr25" draw:text-style-name="P11" draw:layer="layout" svg:x1="10.207cm" svg:y1="3.857cm" svg:x2="10.207cm" svg:y2="4.492cm">
          <text:p/>
        </draw:line>
        <draw:frame draw:style-name="gr26" draw:text-style-name="P6" draw:layer="layout" svg:width="2.407cm" svg:height="1.279cm" svg:x="4.275cm" svg:y="4.91cm">
          <draw:text-box>
            <text:p><text:span text:style-name="T2">YES</text:span></text:p>
          </draw:text-box>
        </draw:frame>
        <draw:frame draw:style-name="gr26" draw:text-style-name="P6" draw:layer="layout" svg:width="2.407cm" svg:height="1.279cm" svg:x="15.37cm" svg:y="5.01cm">
          <draw:text-box>
            <text:p><text:span text:style-name="T2">NO</text:span></text:p>
          </draw:text-box>
        </draw:frame>
        <draw:frame draw:style-name="gr27" draw:text-style-name="P13" draw:layer="layout" svg:width="4.388cm" svg:height="1.361cm" svg:x="3.314cm" svg:y="7.767cm">
          <draw:text-box>
            <text:p text:style-name="P12"><text:span text:style-name="T4">Sho</text:span><text:span text:style-name="T4">w </text:span><text:span text:style-name="T4">Ant</text:span><text:span text:style-name="T4">ago</text:span><text:span text:style-name="T4">nist</text:span></text:p>
          </draw:text-box>
        </draw:frame>
        <draw:frame draw:style-name="gr28" draw:text-style-name="P15" draw:layer="layout" svg:width="4.723cm" svg:height="1.059cm" svg:x="2.669cm" svg:y="9.255cm">
          <draw:text-box>
            <text:p text:style-name="P14"><text:span text:style-name="T5">Dialogue Between </text:span></text:p>
            <text:p text:style-name="P14"><text:span text:style-name="T5">Protagonist &amp; Antagonist</text:span></text:p>
          </draw:text-box>
        </draw:frame>
        <draw:frame draw:style-name="gr29" draw:text-style-name="P16" draw:layer="layout" svg:width="2.796cm" svg:height="0.645cm" svg:x="3.317cm" svg:y="11.477cm">
          <draw:text-box>
            <text:p text:style-name="P7"><text:span text:style-name="T1">START FIGHT</text:span></text:p>
          </draw:text-box>
        </draw:frame>
        <draw:frame draw:style-name="gr30" draw:text-style-name="P15" draw:layer="layout" svg:width="5.049cm" svg:height="1.887cm" svg:x="2.587cm" svg:y="13.5cm">
          <draw:text-box>
            <text:p text:style-name="P14"><text:span text:style-name="T5">[Hero]</text:span></text:p>
            <text:p text:style-name="P14"><text:span text:style-name="T5">Move ↑↓ only</text:span></text:p>
            <text:p text:style-name="P14"><text:span text:style-name="T5">Press [Space] → Fire bullet</text:span></text:p>
            <text:p text:style-name="P14"><text:span text:style-name="T5">Bullet hits Villain → -1 HP</text:span></text:p>
          </draw:text-box>
        </draw:frame>
        <draw:frame draw:style-name="gr31" draw:text-style-name="P18" draw:layer="layout" svg:width="4.905cm" svg:height="1.673cm" svg:x="10.842cm" svg:y="11.36cm">
          <draw:text-box>
            <text:p text:style-name="P17"><text:span text:style-name="T5">[Villain]</text:span></text:p>
            <text:p text:style-name="P17"><text:span text:style-name="T5">Moves randomly on Y-axis</text:span></text:p>
            <text:p text:style-name="P17"><text:span text:style-name="T5">Fires bullets toward Hero</text:span></text:p>
          </draw:text-box>
        </draw:frame>
        <draw:frame draw:style-name="gr32" draw:text-style-name="P18" draw:layer="layout" svg:width="5.011cm" svg:height="1.673cm" svg:x="2.587cm" svg:y="17.107cm">
          <draw:text-box>
            <text:p text:style-name="P17"><text:span text:style-name="T5">[Minions (2 or 3)]</text:span></text:p>
            <text:p text:style-name="P17"><text:span text:style-name="T5">Move randomly</text:span></text:p>
            <text:p text:style-name="P17"><text:span text:style-name="T5">Minion/bullet touches Hero</text:span></text:p>
          </draw:text-box>
        </draw:frame>
        <draw:frame draw:style-name="gr33" draw:text-style-name="P15" draw:layer="layout" svg:width="6.319cm" svg:height="1.473cm" svg:x="10.525cm" svg:y="14.767cm">
          <draw:text-box>
            <text:p text:style-name="P14"><text:span text:style-name="T5">[Game Mechanics]</text:span></text:p>
            <text:p text:style-name="P14"><text:span text:style-name="T5">Minion touches Hero → Hero -1 HP</text:span></text:p>
            <text:p text:style-name="P14"><text:span text:style-name="T5">Bullet touches Hero → Hero -1 HP</text:span></text:p>
          </draw:text-box>
        </draw:frame>
        <draw:line draw:style-name="gr34" draw:text-style-name="P11" draw:layer="layout" svg:x1="4.81cm" svg:y1="8.62cm" svg:x2="4.81cm" svg:y2="9.255cm">
          <text:p/>
        </draw:line>
        <draw:line draw:style-name="gr35" draw:text-style-name="P11" draw:layer="layout" svg:x1="4.81cm" svg:y1="10.207cm" svg:x2="4.81cm" svg:y2="11.477cm">
          <text:p/>
        </draw:line>
        <draw:line draw:style-name="gr36" draw:text-style-name="P11" draw:layer="layout" svg:x1="4.81cm" svg:y1="12.112cm" svg:x2="4.81cm" svg:y2="13.382cm">
          <text:p/>
        </draw:line>
        <draw:line draw:style-name="gr37" draw:text-style-name="P11" draw:layer="layout" svg:x1="4.81cm" svg:y1="15.605cm" svg:x2="4.81cm" svg:y2="16.875cm">
          <text:p/>
        </draw:line>
        <draw:line draw:style-name="gr38" draw:text-style-name="P11" draw:layer="layout" svg:x1="4.81cm" svg:y1="12.43cm" svg:x2="10.207cm" svg:y2="12.43cm">
          <text:p/>
        </draw:line>
        <draw:line draw:style-name="gr39" draw:text-style-name="P11" draw:layer="layout" svg:x1="13.382cm" svg:y1="13.065cm" svg:x2="13.382cm" svg:y2="14.652cm">
          <text:p/>
        </draw:line>
        <draw:line draw:style-name="gr20" draw:text-style-name="P11" draw:layer="layout" svg:x1="4.81cm" svg:y1="19.097cm" svg:x2="4.81cm" svg:y2="20.685cm">
          <text:p/>
        </draw:line>
        <draw:line draw:style-name="gr40" draw:text-style-name="P11" draw:layer="layout" svg:x1="4.81cm" svg:y1="20.685cm" svg:x2="9.572cm" svg:y2="20.685cm">
          <text:p/>
        </draw:line>
        <draw:line draw:style-name="gr20" draw:text-style-name="P11" draw:layer="layout" svg:x1="13.382cm" svg:y1="16.24cm" svg:x2="13.382cm" svg:y2="20.685cm">
          <text:p/>
        </draw:line>
        <draw:line draw:style-name="gr41" draw:text-style-name="P11" draw:layer="layout" svg:x1="13.382cm" svg:y1="20.685cm" svg:x2="11.795cm" svg:y2="20.685cm">
          <text:p/>
        </draw:line>
        <draw:line draw:style-name="gr42" draw:text-style-name="P11" draw:layer="layout" svg:x1="9.89cm" svg:y1="21.32cm" svg:x2="6.397cm" svg:y2="22.59cm">
          <text:p/>
        </draw:line>
        <draw:line draw:style-name="gr43" draw:text-style-name="P11" draw:layer="layout" svg:x1="11.477cm" svg:y1="21.32cm" svg:x2="14.335cm" svg:y2="22.59cm">
          <text:p/>
        </draw:line>
        <draw:frame draw:style-name="gr44" draw:text-style-name="P16" draw:layer="layout" svg:width="2.682cm" svg:height="0.645cm" svg:x="4.51cm" svg:y="23.015cm">
          <draw:text-box>
            <text:p text:style-name="P7"><text:span text:style-name="T1">Hero HP == 0</text:span></text:p>
          </draw:text-box>
        </draw:frame>
        <draw:frame draw:style-name="gr45" draw:text-style-name="P19" draw:layer="layout" svg:width="4.128cm" svg:height="1.46cm" svg:x="13.165cm" svg:y="23.035cm">
          <draw:text-box>
            <text:p text:style-name="P7"><text:span text:style-name="T1">Villain HP == 0</text:span></text:p>
          </draw:text-box>
        </draw:frame>
        <draw:frame draw:style-name="gr46" draw:text-style-name="P16" draw:layer="layout" svg:width="4.477cm" svg:height="0.645cm" svg:x="3.857cm" svg:y="25.755cm">
          <draw:text-box>
            <text:p text:style-name="P7"><text:span text:style-name="T1">Show "World Doomed!"</text:span></text:p>
          </draw:text-box>
        </draw:frame>
        <draw:frame draw:style-name="gr19" draw:text-style-name="P10" draw:layer="layout" svg:width="1.433cm" svg:height="0.806cm" svg:x="5.014cm" svg:y="27.499cm">
          <draw:text-box>
            <text:p><text:span text:style-name="T3">End</text:span></text:p>
          </draw:text-box>
        </draw:frame>
        <draw:frame draw:style-name="gr19" draw:text-style-name="P10" draw:layer="layout" svg:width="1.433cm" svg:height="0.806cm" svg:x="13.904cm" svg:y="27.352cm">
          <draw:text-box>
            <text:p><text:span text:style-name="T3">End</text:span></text:p>
          </draw:text-box>
        </draw:frame>
        <draw:line draw:style-name="gr47" draw:text-style-name="P11" draw:layer="layout" svg:x1="5.762cm" svg:y1="24.177cm" svg:x2="5.762cm" svg:y2="25.447cm">
          <text:p/>
        </draw:line>
        <draw:line draw:style-name="gr48" draw:text-style-name="P11" draw:layer="layout" svg:x1="14.335cm" svg:y1="24.177cm" svg:x2="14.335cm" svg:y2="25.447cm">
          <text:p/>
        </draw:line>
        <draw:line draw:style-name="gr49" draw:text-style-name="P11" draw:layer="layout" svg:x1="5.762cm" svg:y1="26.717cm" svg:x2="5.762cm" svg:y2="27.352cm">
          <text:p/>
        </draw:line>
        <draw:line draw:style-name="gr50" draw:text-style-name="P11" draw:layer="layout" svg:x1="14.652cm" svg:y1="26.717cm" svg:x2="14.652cm" svg:y2="27.3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9:44:34.015637183</meta:creation-date>
    <dc:date>2025-05-18T01:38:33.177485115</dc:date>
    <meta:editing-duration>PT2H41M1S</meta:editing-duration>
    <meta:editing-cycles>3</meta:editing-cycles>
    <meta:generator>LibreOffice/24.2.7.2$Linux_X86_64 LibreOffice_project/420$Build-2</meta:generator>
    <meta:document-statistic meta:object-count="60"/>
  </office:meta>
</office:document-meta>
</file>